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/>
          <table:table-cell table:style-name="ce2" office:value-type="string">
            <text:p>WTestBadImp13</text:p>
          </table:table-cell>
          <table:table-cell table:style-name="ce2" office:value-type="string">
            <text:p>WTST_WFFAMIMP13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 </text:p>
          </table:table-cell>
          <table:table-cell table:style-name="ce1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28/12/2011</text:date>, <text:time>13:4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8T13:41:42</dc:date>
    <dc:creator>Eric Brison</dc:creator>
    <meta:generator>LibreOffice/3.4$Linux LibreOffice_project/340m1$Build-402</meta:generator>
    <meta:editing-duration>P2DT14H9M57S</meta:editing-duration>
    <meta:editing-cycles>57</meta:editing-cycles>
    <meta:document-statistic meta:table-count="1" meta:cell-count="30" meta:object-count="0"/>
  </office:meta>
</office:document-meta>
</file>